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252in"/>
    </style:style>
    <style:style style:name="co2" style:family="table-column">
      <style:table-column-properties fo:break-before="auto" style:column-width="2.0402in"/>
    </style:style>
    <style:style style:name="co3" style:family="table-column">
      <style:table-column-properties fo:break-before="auto" style:column-width="2.7661in"/>
    </style:style>
    <style:style style:name="co4" style:family="table-column">
      <style:table-column-properties fo:break-before="auto" style:column-width="6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color="#ff8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fo:background-color="#bbe33d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order-bottom="0.06pt solid #000000" fo:background-color="#bbe33d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000000" fo:background-color="#bbe33d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#bbe33d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in"/>
    </style:style>
    <style:style style:name="ce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in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wrap-option="wrap" fo:border-left="0.06pt solid #000000" fo:border-right="none" fo:border-top="none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start" fo:margin-left="0in"/>
    </style:style>
    <style:style style:name="ce7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start" fo:margin-left="0in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/>
      <style:paragraph-properties fo:text-align="start" fo:margin-left="0in"/>
    </style:style>
    <style:style style:name="ce52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onToNeXusRoutingTable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ce31"/>
        <table:table-column table:style-name="co2" table:default-cell-style-name="ce37"/>
        <table:table-column table:style-name="co3" table:default-cell-style-name="ce42"/>
        <table:table-column table:style-name="co4" table:default-cell-style-name="ce53"/>
        <table:table-column table:style-name="co5" table:number-columns-repeated="983" table:default-cell-style-name="Default"/>
        <table:table-row table:style-name="ro1">
          <table:table-cell table:style-name="ce5" office:value-type="string" calcext:value-type="string">
            <text:p>Keep this file version-controlled inside its directory of the reader because this file will be consumed by the parser to create a data routing dictionary on-the-fly!</text:p>
          </table:table-cell>
          <table:table-cell table:style-name="ce20"/>
          <table:table-cell table:style-name="ce33"/>
          <table:table-cell table:style-name="ce39"/>
          <table:table-cell table:style-name="ce45"/>
          <table:table-cell table:style-name="ce19" table:number-columns-repeated="983"/>
        </table:table-row>
        <table:table-row table:style-name="ro2">
          <table:table-cell table:style-name="ce9" office:value-type="string" calcext:value-type="string">
            <text:p>Flattened path from *.json document as created by nionswift</text:p>
          </table:table-cell>
          <table:table-cell table:style-name="ce21" office:value-type="string" calcext:value-type="string">
            <text:p>Flattened target path where the quantity should be stored in NeXus</text:p>
          </table:table-cell>
          <table:table-cell table:style-name="ce33" office:value-type="string" calcext:value-type="string">
            <text:p>Unit stored in NeXuS</text:p>
          </table:table-cell>
          <table:table-cell table:style-name="ce39" office:value-type="string" calcext:value-type="string">
            <text:p>Status</text:p>
          </table:table-cell>
          <table:table-cell table:style-name="ce45" office:value-type="string" calcext:value-type="string">
            <text:p>Comments as to what this quantity (likely) encodes, specifies</text:p>
          </table:table-cell>
          <table:table-cell table:style-name="ce19" table:number-columns-repeated="983"/>
        </table:table-row>
        <table:table-row table:style-name="ro2">
          <table:table-cell table:style-name="ce11"/>
          <table:table-cell table:style-name="ce23"/>
          <table:table-cell table:style-name="ce34" office:value-type="string" calcext:value-type="string">
            <text:p>NX_UNITLESS means no unit</text:p>
          </table:table-cell>
          <table:table-cell table:style-name="ce40" office:value-type="string" calcext:value-type="string">
            <text:p>0 &gt;&gt; not used</text:p>
          </table:table-cell>
          <table:table-cell table:style-name="ce46"/>
          <table:table-cell table:number-columns-repeated="983"/>
        </table:table-row>
        <table:table-row table:style-name="ro3">
          <table:table-cell table:style-name="ce11"/>
          <table:table-cell table:style-name="ce23"/>
          <table:table-cell table:style-name="ce34" office:value-type="string" calcext:value-type="string">
            <text:p>NX_DIMENSIONLESS means units cancel out</text:p>
          </table:table-cell>
          <table:table-cell table:style-name="ce24" office:value-type="string" calcext:value-type="string">
            <text:p>1 &gt;&gt; used, single path quantity</text:p>
          </table:table-cell>
          <table:table-cell table:style-name="ce46"/>
          <table:table-cell table:number-columns-repeated="983"/>
        </table:table-row>
        <table:table-row table:style-name="ro3">
          <table:table-cell table:style-name="ce11"/>
          <table:table-cell table:style-name="ce23"/>
          <table:table-cell table:style-name="ce35"/>
          <table:table-cell table:style-name="ce24" office:value-type="string" calcext:value-type="string">
            <text:p>2 &gt;&gt; used, multi path quantity but has to be transferred manually for now</text:p>
          </table:table-cell>
          <table:table-cell table:style-name="ce46"/>
          <table:table-cell table:number-columns-repeated="983"/>
        </table:table-row>
        <table:table-row table:style-name="ro4">
          <table:table-cell table:style-name="ce11"/>
          <table:table-cell table:style-name="ce24" office:value-type="string" calcext:value-type="string">
            <text:p>Leave a None for case 3</text:p>
          </table:table-cell>
          <table:table-cell table:style-name="ce36"/>
          <table:table-cell table:style-name="ce24" office:value-type="string" calcext:value-type="string">
            <text:p>3 &gt;&gt; not used, unclear quantity wrt to how its layout is if the file contains multiple images</text:p>
          </table:table-cell>
          <table:table-cell table:style-name="ce47"/>
          <table:table-cell table:number-columns-repeated="983"/>
        </table:table-row>
        <table:table-row table:style-name="ro4">
          <table:table-cell table:style-name="ce11"/>
          <table:table-cell table:style-name="ce23"/>
          <table:table-cell table:style-name="ce36"/>
          <table:table-cell table:style-name="ce40" office:value-type="string" calcext:value-type="string">
            <text:p>4 &gt;&gt; not used, unclear quantity wrt to which knob it details and what it represents in context</text:p>
          </table:table-cell>
          <table:table-cell table:style-name="ce47"/>
          <table:table-cell table:number-columns-repeated="983"/>
        </table:table-row>
        <table:table-row table:style-name="ro2">
          <table:table-cell table:style-name="ce12"/>
          <table:table-cell table:style-name="ce20"/>
          <table:table-cell table:style-name="ce33"/>
          <table:table-cell table:style-name="ce41" office:value-type="string" calcext:value-type="string">
            <text:p>5 &gt;&gt; not used, redundant information?</text:p>
          </table:table-cell>
          <table:table-cell table:style-name="ce48"/>
          <table:table-cell table:style-name="ce19" table:number-columns-repeated="983"/>
        </table:table-row>
        <table:table-row table:style-name="ro5">
          <table:table-cell table:style-name="ce2" office:value-type="string" calcext:value-type="string">
            <text:p>version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??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reader_version</text:p>
          </table:table-cell>
          <table:table-cell table:style-name="ce25" office:value-type="string" calcext:value-type="string">
            <text:p><text:a xlink:href="mailto:program_name/@version" xlink:type="simple">program_name/@version</text:a>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??, interpreted currently as follows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large_format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??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spatial_calibrations/0/offset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 table:number-columns-spanned="1" table:number-rows-spanned="3">
            <text:p>??, interpreted currently as per pixel length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spatial_calibrations/0/scal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spatial_calibrations/0/units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spatial_calibrations/1/offset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 table:number-columns-spanned="1" table:number-rows-spanned="3">
            <text:p>??, interpreted currently as per pixel length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spatial_calibrations/1/scal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spatial_calibrations/1/units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intensity_calibration/offset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 table:number-columns-spanned="1" table:number-rows-spanned="3">
            <text:p>??, interpreted currently as per pixel length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intensity_calibration/scal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intensity_calibration/units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collection_dimension_count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??, ignored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datum_dimension_count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??, ignored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high_tension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??, ignore, take the one when the image was taken, anyway duplicate!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defocus</text:p>
          </table:table-cell>
          <table:table-cell table:style-name="ce25" office:value-type="string" calcext:value-type="string">
            <text:p>/ENTRY[entry]/em_lab/miscellaneous/defocus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??, unclear where measured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EHT</text:p>
          </table:table-cell>
          <table:table-cell table:style-name="ce25" office:value-type="string" calcext:value-type="string">
            <text:p>/ENTRY[entry]/em_lab/electron_gun/voltage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??, unclear how this is reported when multiple images are taken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PMTBF_gain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voltage on one of the three ?? photomultiplier dynode arrays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PMTDF_gain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voltage on ?? PMT2_gain of the HAADF photomultiplier dynode arrays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StageOutA</text:p>
          </table:table-cell>
          <table:table-cell table:style-name="ce25" office:value-type="string" calcext:value-type="string">
            <text:p>/ENTRY[entry]/em_lab/STAGE_LAB[stage_lab]/tilt1</text:p>
          </table:table-cell>
          <table:table-cell office:value-type="string" calcext:value-type="string">
            <text:p>ra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stage tilt A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StageOutB</text:p>
          </table:table-cell>
          <table:table-cell table:style-name="ce25" office:value-type="string" calcext:value-type="string">
            <text:p>/ENTRY[entry]/em_lab/STAGE_LAB[stage_lab]/tilt2</text:p>
          </table:table-cell>
          <table:table-cell office:value-type="string" calcext:value-type="string">
            <text:p>ra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stage tilt B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StageOutX</text:p>
          </table:table-cell>
          <table:table-cell table:style-name="ce27" office:value-type="string" calcext:value-type="string">
            <text:p><text:span text:style-name="T1">/ENTRY[entry]/em_lab/STAGE_LAB[stage_lab]</text:span>/positi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style-name="ce70" office:value-type="string" calcext:value-type="string" table:number-columns-spanned="1" table:number-rows-spanned="3">
            <text:p>position (eucentric) stage, mechanical position, optical axis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StageOutY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StageOutZ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10</text:p>
          </table:table-cell>
          <table:table-cell table:style-name="ce25" office:value-type="string" calcext:value-type="string">
            <text:p>/ENTRY[entry]/em_lab/CORRECTOR_CS[corrector_cs]/c_1_0</text:p>
          </table:table-cell>
          <table:table-cell office:value-type="string" calcext:value-type="string">
            <text:p>NX_ANY</text:p>
          </table:table-cell>
          <table:table-cell office:value-type="float" office:value="1" calcext:value-type="float">
            <text:p>1</text:p>
          </table:table-cell>
          <table:table-cell table:style-name="ce70" office:value-type="string" calcext:value-type="string" table:number-columns-spanned="1" table:number-rows-spanned="13">
            <text:p>polynomial coefficients for the geometric aberrations in the plane, a and b relation to x,y and via can be related via coordinates corrector coordinates, Krivanek et al. 2008 Ultramicroscopy as a start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12.a</text:p>
          </table:table-cell>
          <table:table-cell table:style-name="ce25" office:value-type="string" calcext:value-type="string">
            <text:p>/ENTRY[entry]/em_lab/CORRECTOR_CS[corrector_cs]/c_1_2_a</text:p>
          </table:table-cell>
          <table:table-cell office:value-type="string" calcext:value-type="string">
            <text:p>NX_ANY</text:p>
          </table:table-cell>
          <table:table-cell office:value-type="float" office:value="1" calcext:value-type="float">
            <text:p>1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12.b</text:p>
          </table:table-cell>
          <table:table-cell table:style-name="ce25" office:value-type="string" calcext:value-type="string">
            <text:p>/ENTRY[entry]/em_lab/CORRECTOR_CS[corrector_cs]/c_1_2_b</text:p>
          </table:table-cell>
          <table:table-cell office:value-type="string" calcext:value-type="string">
            <text:p>NX_ANY</text:p>
          </table:table-cell>
          <table:table-cell office:value-type="float" office:value="1" calcext:value-type="float">
            <text:p>1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21.a</text:p>
          </table:table-cell>
          <table:table-cell table:style-name="ce25" office:value-type="string" calcext:value-type="string">
            <text:p>/ENTRY[entry]/em_lab/CORRECTOR_CS[corrector_cs]/c_2_1_a</text:p>
          </table:table-cell>
          <table:table-cell office:value-type="string" calcext:value-type="string">
            <text:p>NX_ANY</text:p>
          </table:table-cell>
          <table:table-cell office:value-type="float" office:value="1" calcext:value-type="float">
            <text:p>1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21.b</text:p>
          </table:table-cell>
          <table:table-cell table:style-name="ce25" office:value-type="string" calcext:value-type="string">
            <text:p>/ENTRY[entry]/em_lab/CORRECTOR_CS[corrector_cs]/c_2_1_b</text:p>
          </table:table-cell>
          <table:table-cell office:value-type="string" calcext:value-type="string">
            <text:p>NX_ANY</text:p>
          </table:table-cell>
          <table:table-cell office:value-type="float" office:value="1" calcext:value-type="float">
            <text:p>1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23.a</text:p>
          </table:table-cell>
          <table:table-cell table:style-name="ce25" office:value-type="string" calcext:value-type="string">
            <text:p>/ENTRY[entry]/em_lab/CORRECTOR_CS[corrector_cs]/c_2_3_a</text:p>
          </table:table-cell>
          <table:table-cell office:value-type="string" calcext:value-type="string">
            <text:p>NX_ANY</text:p>
          </table:table-cell>
          <table:table-cell office:value-type="float" office:value="1" calcext:value-type="float">
            <text:p>1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23.b</text:p>
          </table:table-cell>
          <table:table-cell table:style-name="ce25" office:value-type="string" calcext:value-type="string">
            <text:p>/ENTRY[entry]/em_lab/CORRECTOR_CS[corrector_cs]/c_2_3_b</text:p>
          </table:table-cell>
          <table:table-cell office:value-type="string" calcext:value-type="string">
            <text:p>NX_ANY</text:p>
          </table:table-cell>
          <table:table-cell office:value-type="float" office:value="1" calcext:value-type="float">
            <text:p>1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30</text:p>
          </table:table-cell>
          <table:table-cell table:style-name="ce25" office:value-type="string" calcext:value-type="string">
            <text:p>/ENTRY[entry]/em_lab/CORRECTOR_CS[corrector_cs]/c_3_0</text:p>
          </table:table-cell>
          <table:table-cell office:value-type="string" calcext:value-type="string">
            <text:p>NX_ANY</text:p>
          </table:table-cell>
          <table:table-cell office:value-type="float" office:value="1" calcext:value-type="float">
            <text:p>1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32.a</text:p>
          </table:table-cell>
          <table:table-cell table:style-name="ce25" office:value-type="string" calcext:value-type="string">
            <text:p>/ENTRY[entry]/em_lab/CORRECTOR_CS[corrector_cs]/c_3_2_a</text:p>
          </table:table-cell>
          <table:table-cell office:value-type="string" calcext:value-type="string">
            <text:p>NX_ANY</text:p>
          </table:table-cell>
          <table:table-cell office:value-type="float" office:value="1" calcext:value-type="float">
            <text:p>1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32.b</text:p>
          </table:table-cell>
          <table:table-cell table:style-name="ce25" office:value-type="string" calcext:value-type="string">
            <text:p>/ENTRY[entry]/em_lab/CORRECTOR_CS[corrector_cs]/c_3_2_b</text:p>
          </table:table-cell>
          <table:table-cell office:value-type="string" calcext:value-type="string">
            <text:p>NX_ANY</text:p>
          </table:table-cell>
          <table:table-cell office:value-type="float" office:value="1" calcext:value-type="float">
            <text:p>1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34.a</text:p>
          </table:table-cell>
          <table:table-cell table:style-name="ce25" office:value-type="string" calcext:value-type="string">
            <text:p>/ENTRY[entry]/em_lab/CORRECTOR_CS[corrector_cs]/c_3_4_a</text:p>
          </table:table-cell>
          <table:table-cell office:value-type="string" calcext:value-type="string">
            <text:p>NX_ANY</text:p>
          </table:table-cell>
          <table:table-cell office:value-type="float" office:value="1" calcext:value-type="float">
            <text:p>1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34.b</text:p>
          </table:table-cell>
          <table:table-cell table:style-name="ce25" office:value-type="string" calcext:value-type="string">
            <text:p>/ENTRY[entry]/em_lab/CORRECTOR_CS[corrector_cs]/c_3_4_b</text:p>
          </table:table-cell>
          <table:table-cell office:value-type="string" calcext:value-type="string">
            <text:p>NX_ANY</text:p>
          </table:table-cell>
          <table:table-cell office:value-type="float" office:value="1" calcext:value-type="float">
            <text:p>1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50</text:p>
          </table:table-cell>
          <table:table-cell table:style-name="ce25" office:value-type="string" calcext:value-type="string">
            <text:p>/ENTRY[entry]/em_lab/CORRECTOR_CS[corrector_cs]/c_5_0</text:p>
          </table:table-cell>
          <table:table-cell office:value-type="string" calcext:value-type="string">
            <text:p>NX_ANY</text:p>
          </table:table-cell>
          <table:table-cell office:value-type="float" office:value="1" calcext:value-type="float">
            <text:p>1</text:p>
          </table:table-cell>
          <table:covered-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1 ConstW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A ??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C1 lens ?? two counter winding change ratio of the two currents, ignore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2 ConstW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A ??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C2 lens ?? two counter winding change ratio of the two currents, ignore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C3 ConstW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A ??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C3 lens ?? two counter winding change ratio of the two currents, ignore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PMT2_gain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HAADF ?? photomultiplier dynode array voltage settings?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SuperFEG.^EmissionCurrent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??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G_2Db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LastTuneCurrent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probe_ha</text:p>
          </table:table-cell>
          <table:table-cell table:style-name="ce25" office:value-type="string" calcext:value-type="string">
            <text:p>/ENTRY[entry]/em_lab/probe/semi_convergence_angle</text:p>
          </table:table-cell>
          <table:table-cell office:value-type="string" calcext:value-type="string">
            <text:p>ra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probe half angle (semi convergence angle)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HAADF_Inner_ha</text:p>
          </table:table-cell>
          <table:table-cell table:style-name="ce25" office:value-type="string" calcext:value-type="string">
            <text:p>/ENTRY[entry]/em_lab/hadf/haadf_inner_half_angle</text:p>
          </table:table-cell>
          <table:table-cell office:value-type="string" calcext:value-type="string">
            <text:p>ra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HAADF annulus inner half angle ?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HAADF_Outer_ha</text:p>
          </table:table-cell>
          <table:table-cell table:style-name="ce25" office:value-type="string" calcext:value-type="string">
            <text:p>/ENTRY[entry]/em_lab/hadf/haadf_outer_half_angle</text:p>
          </table:table-cell>
          <table:table-cell office:value-type="string" calcext:value-type="string">
            <text:p>ra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HAADF annulus outer half angle ?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instrument/ImageScanned/GeometricProbeSize</text:p>
          </table:table-cell>
          <table:table-cell table:style-name="ce25" office:value-type="string" calcext:value-type="string">
            <text:p>/ENTRY[entry]/em_lab/probe/exten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geometric probe size calculated from high tension and aberrations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hardware_source_id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hardware_source_nam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id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center_x_nm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center_y_nm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fov_nm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rotation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rotation_deg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context_siz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arameters/siz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arameters/center_nm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arameters/pixel_time_us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arameters/fov_nm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arameters/rotation_rad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arameters/ac_line_sync</text:p>
          </table:table-cell>
          <table:table-cell table:style-name="ce25" office:value-type="string" calcext:value-type="string">
            <text:p>/ENTRY[entry]/em_lab/hadf/SCANBOX_EM[scanbox_em]/ac_line_sync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arameters/ac_frame_sync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arameters/flyback_time_us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arameters/external_clock_mod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arameters/external_clock_wait_time_ms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arameters/external_scan_mod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arameters/external_scan_ratio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arameters/subscan_rotation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ac_line_sync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50Hz wait before you move to the next line, sync scanning with, 0, 1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calibration_style</text:p>
          </table:table-cell>
          <table:table-cell table:style-name="ce25" office:value-type="string" calcext:value-type="string">
            <text:p>/ENTRY[entry]/em_lab/hadf/SCANBOX_EM[scanbox_em]/calibration_style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center_x_nm</text:p>
          </table:table-cell>
          <table:table-cell table:style-name="ce25" office:value-type="string" calcext:value-type="string">
            <text:p>/ENTRY[entry]/em_lab/hadf/SCANBOX_EM[scanbox_em]/center</text:p>
          </table:table-cell>
          <table:table-cell office:value-type="string" calcext:value-type="string">
            <text:p>NX_ANY</text:p>
          </table:table-cell>
          <table:table-cell office:value-type="float" office:value="2" calcext:value-type="float">
            <text:p>2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center_y_nm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ANY</text:p>
          </table:table-cell>
          <table:table-cell office:value-type="float" office:value="2" calcext:value-type="float">
            <text:p>2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flyback_time_us</text:p>
          </table:table-cell>
          <table:table-cell table:style-name="ce25" office:value-type="string" calcext:value-type="string">
            <text:p>/ENTRY[entry]/em_lab/hadf/SCANBOX_EM[scanbox_em]/flyback_time</text:p>
          </table:table-cell>
          <table:table-cell office:value-type="string" calcext:value-type="string">
            <text:p>microsecond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fov_nm</text:p>
          </table:table-cell>
          <table:table-cell table:style-name="ce25" office:value-type="string" calcext:value-type="string">
            <text:p>/ENTRY[entry]/em_lab/hadf/SCANBOX_EM[scanbox_em]/field_of_view</text:p>
          </table:table-cell>
          <table:table-cell office:value-type="string" calcext:value-type="string">
            <text:p>nm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line_time_us</text:p>
          </table:table-cell>
          <table:table-cell table:style-name="ce25" office:value-type="string" calcext:value-type="string">
            <text:p>/ENTRY[entry]/em_lab/hadf/SCANBOX_EM[scanbox_em]/line_time</text:p>
          </table:table-cell>
          <table:table-cell office:value-type="string" calcext:value-type="string">
            <text:p>microsecond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pixel_time_us</text:p>
          </table:table-cell>
          <table:table-cell table:style-name="ce25" office:value-type="string" calcext:value-type="string">
            <text:p>/ENTRY[entry]/em_lab/hadf/SCANBOX_EM[scanbox_em]/pixel_time</text:p>
          </table:table-cell>
          <table:table-cell office:value-type="string" calcext:value-type="string">
            <text:p>microsecond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pixels_x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2" calcext:value-type="float">
            <text:p>2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pixels_y</text:p>
          </table:table-cell>
          <table:table-cell table:style-name="ce29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How is this different to pixel_time?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requested_pixel_time_us</text:p>
          </table:table-cell>
          <table:table-cell table:style-name="ce25" office:value-type="string" calcext:value-type="string">
            <text:p>/ENTRY[entry]/em_lab/hadf/SCANBOX_EM[scanbox_em]/requested_pixel_time</text:p>
          </table:table-cell>
          <table:table-cell office:value-type="string" calcext:value-type="string">
            <text:p>microsecond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rotation_deg</text:p>
          </table:table-cell>
          <table:table-cell table:style-name="ce25" office:value-type="string" calcext:value-type="string">
            <text:p>/ENTRY[entry]/em_lab/hadf/SCANBOX_EM[scanbox_em]/rotation</text:p>
          </table:table-cell>
          <table:table-cell office:value-type="string" calcext:value-type="string">
            <text:p>NX_ANGLE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rotation_rad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5" calcext:value-type="float">
            <text:p>5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0 DAC 0</text:p>
          </table:table-cell>
          <table:table-cell table:style-name="ce25" office:value-type="string" calcext:value-type="string">
            <text:p>/ENTRY[entry]/em_lab/hadf/SCANBOX_EM[scanbox_em]/mag_boards/board_0_dac_0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0 DAC 1</text:p>
          </table:table-cell>
          <table:table-cell table:style-name="ce25" office:value-type="string" calcext:value-type="string">
            <text:p>/ENTRY[entry]/em_lab/hadf/SCANBOX_EM[scanbox_em]/mag_boards/board_0_dac_1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0 DAC 10</text:p>
          </table:table-cell>
          <table:table-cell table:style-name="ce25" office:value-type="string" calcext:value-type="string">
            <text:p>/ENTRY[entry]/em_lab/hadf/SCANBOX_EM[scanbox_em]/mag_boards/board_0_dac_10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0 DAC 11</text:p>
          </table:table-cell>
          <table:table-cell table:style-name="ce25" office:value-type="string" calcext:value-type="string">
            <text:p>/ENTRY[entry]/em_lab/hadf/SCANBOX_EM[scanbox_em]/mag_boards/board_0_dac_11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0 DAC 2</text:p>
          </table:table-cell>
          <table:table-cell table:style-name="ce25" office:value-type="string" calcext:value-type="string">
            <text:p>/ENTRY[entry]/em_lab/hadf/SCANBOX_EM[scanbox_em]/mag_boards/board_0_dac_2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0 DAC 3</text:p>
          </table:table-cell>
          <table:table-cell table:style-name="ce25" office:value-type="string" calcext:value-type="string">
            <text:p>/ENTRY[entry]/em_lab/hadf/SCANBOX_EM[scanbox_em]/mag_boards/board_0_dac_3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0 DAC 4</text:p>
          </table:table-cell>
          <table:table-cell table:style-name="ce25" office:value-type="string" calcext:value-type="string">
            <text:p>/ENTRY[entry]/em_lab/hadf/SCANBOX_EM[scanbox_em]/mag_boards/board_0_dac_4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0 DAC 5</text:p>
          </table:table-cell>
          <table:table-cell table:style-name="ce25" office:value-type="string" calcext:value-type="string">
            <text:p>/ENTRY[entry]/em_lab/hadf/SCANBOX_EM[scanbox_em]/mag_boards/board_0_dac_5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0 DAC 6</text:p>
          </table:table-cell>
          <table:table-cell table:style-name="ce25" office:value-type="string" calcext:value-type="string">
            <text:p>/ENTRY[entry]/em_lab/hadf/SCANBOX_EM[scanbox_em]/mag_boards/board_0_dac_6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0 DAC 7</text:p>
          </table:table-cell>
          <table:table-cell table:style-name="ce25" office:value-type="string" calcext:value-type="string">
            <text:p>/ENTRY[entry]/em_lab/hadf/SCANBOX_EM[scanbox_em]/mag_boards/board_0_dac_7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0 DAC 8</text:p>
          </table:table-cell>
          <table:table-cell table:style-name="ce25" office:value-type="string" calcext:value-type="string">
            <text:p>/ENTRY[entry]/em_lab/hadf/SCANBOX_EM[scanbox_em]/mag_boards/board_0_dac_8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0 DAC 9</text:p>
          </table:table-cell>
          <table:table-cell table:style-name="ce25" office:value-type="string" calcext:value-type="string">
            <text:p>/ENTRY[entry]/em_lab/hadf/SCANBOX_EM[scanbox_em]/mag_boards/board_0_dac_9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0 Relay</text:p>
          </table:table-cell>
          <table:table-cell table:style-name="ce25" office:value-type="string" calcext:value-type="string">
            <text:p>/ENTRY[entry]/em_lab/hadf/SCANBOX_EM[scanbox_em]/mag_boards/board_0_relay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1 DAC 0</text:p>
          </table:table-cell>
          <table:table-cell table:style-name="ce25" office:value-type="string" calcext:value-type="string">
            <text:p>/ENTRY[entry]/em_lab/hadf/SCANBOX_EM[scanbox_em]/mag_boards/board_1_dac_0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1 DAC 1</text:p>
          </table:table-cell>
          <table:table-cell table:style-name="ce25" office:value-type="string" calcext:value-type="string">
            <text:p>/ENTRY[entry]/em_lab/hadf/SCANBOX_EM[scanbox_em]/mag_boards/board_1_dac_1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1 DAC 10</text:p>
          </table:table-cell>
          <table:table-cell table:style-name="ce25" office:value-type="string" calcext:value-type="string">
            <text:p>/ENTRY[entry]/em_lab/hadf/SCANBOX_EM[scanbox_em]/mag_boards/board_1_dac_10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1 DAC 11</text:p>
          </table:table-cell>
          <table:table-cell table:style-name="ce25" office:value-type="string" calcext:value-type="string">
            <text:p>/ENTRY[entry]/em_lab/hadf/SCANBOX_EM[scanbox_em]/mag_boards/board_1_dac_11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1 DAC 2</text:p>
          </table:table-cell>
          <table:table-cell table:style-name="ce25" office:value-type="string" calcext:value-type="string">
            <text:p>/ENTRY[entry]/em_lab/hadf/SCANBOX_EM[scanbox_em]/mag_boards/board_1_dac_2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1 DAC 3</text:p>
          </table:table-cell>
          <table:table-cell table:style-name="ce25" office:value-type="string" calcext:value-type="string">
            <text:p>/ENTRY[entry]/em_lab/hadf/SCANBOX_EM[scanbox_em]/mag_boards/board_1_dac_3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1 DAC 4</text:p>
          </table:table-cell>
          <table:table-cell table:style-name="ce25" office:value-type="string" calcext:value-type="string">
            <text:p>/ENTRY[entry]/em_lab/hadf/SCANBOX_EM[scanbox_em]/mag_boards/board_1_dac_4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1 DAC 5</text:p>
          </table:table-cell>
          <table:table-cell table:style-name="ce25" office:value-type="string" calcext:value-type="string">
            <text:p>/ENTRY[entry]/em_lab/hadf/SCANBOX_EM[scanbox_em]/mag_boards/board_1_dac_5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1 DAC 6</text:p>
          </table:table-cell>
          <table:table-cell table:style-name="ce25" office:value-type="string" calcext:value-type="string">
            <text:p>/ENTRY[entry]/em_lab/hadf/SCANBOX_EM[scanbox_em]/mag_boards/board_1_dac_6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1 DAC 7</text:p>
          </table:table-cell>
          <table:table-cell table:style-name="ce25" office:value-type="string" calcext:value-type="string">
            <text:p>/ENTRY[entry]/em_lab/hadf/SCANBOX_EM[scanbox_em]/mag_boards/board_1_dac_7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1 DAC 8</text:p>
          </table:table-cell>
          <table:table-cell table:style-name="ce25" office:value-type="string" calcext:value-type="string">
            <text:p>/ENTRY[entry]/em_lab/hadf/SCANBOX_EM[scanbox_em]/mag_boards/board_1_dac_8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1 DAC 9</text:p>
          </table:table-cell>
          <table:table-cell table:style-name="ce25" office:value-type="string" calcext:value-type="string">
            <text:p>/ENTRY[entry]/em_lab/hadf/SCANBOX_EM[scanbox_em]/mag_boards/board_1_dac_9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scan_device_properties/mag_boards/MagBoard 1 Relay</text:p>
          </table:table-cell>
          <table:table-cell table:style-name="ce25" office:value-type="string" calcext:value-type="string">
            <text:p>/ENTRY[entry]/em_lab/hadf/SCANBOX_EM[scanbox_em]/mag_boards/board_1_relay</text:p>
          </table:table-cell>
          <table:table-cell office:value-type="string" calcext:value-type="string">
            <text:p>NX_UNITLESS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scan/valid_rows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hardware_source/hardware_source_id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hardware_source/hardware_source_nam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hardware_source/exposur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hardware_source/frame_index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hardware_source/channel_id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hardware_source/channel_nam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hardware_source/pixel_time_us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hardware_source/line_time_us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hardware_source/valid_rows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hardware_source/channel_index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metadata/hardware_source/reference_key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properties/hardware_source_id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properties/hardware_source_nam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properties/exposure</text:p>
          </table:table-cell>
          <table:table-cell table:style-name="ce25" office:value-type="string" calcext:value-type="string">
            <text:p>/ENTRY[entry]/em_lab/DETECTOR[detector]/exposure</text:p>
          </table:table-cell>
          <table:table-cell office:value-type="string" calcext:value-type="string">
            <text:p>microsecon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added exemplarily only for now need to clarify with example with multiple images</text:p>
          </table:table-cell>
          <table:table-cell table:number-columns-repeated="983"/>
        </table:table-row>
        <table:table-row table:style-name="ro5">
          <table:table-cell table:style-name="ce2" office:value-type="string" calcext:value-type="string">
            <text:p>properties/frame_index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properties/channel_id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properties/channel_nam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properties/pixel_time_us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properties/line_time_us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properties/valid_rows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properties/channel_index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properties/reference_key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titl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source_file_path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0" calcext:value-type="float">
            <text:p>0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datetime_modified/local_datetim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2" calcext:value-type="float">
            <text:p>2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datetime_modified/tz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2" calcext:value-type="float">
            <text:p>2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datetime_modified/dst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datetime_modified/timezon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5" calcext:value-type="float">
            <text:p>5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datetime_original/local_datetim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datetime_original/tz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datetime_original/dst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2" office:value-type="string" calcext:value-type="string">
            <text:p>datetime_original/timezone</text:p>
          </table:table-cell>
          <table:table-cell table:style-name="ce25" office:value-type="string" calcext:value-type="string">
            <text:p>None</text:p>
          </table:table-cell>
          <table:table-cell office:value-type="string" calcext:value-type="string">
            <text:p>NX_UNITLESS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 table:number-columns-repeated="983"/>
        </table:table-row>
        <table:table-row table:style-name="ro5">
          <table:table-cell table:style-name="ce3" office:value-type="string" calcext:value-type="string">
            <text:p>uuid</text:p>
          </table:table-cell>
          <table:table-cell table:style-name="ce30" office:value-type="string" calcext:value-type="string">
            <text:p>/ENTRY[entry]/experiment_identifier</text:p>
          </table:table-cell>
          <table:table-cell table:style-name="ce38" office:value-type="string" calcext:value-type="string">
            <text:p>NX_UNITLESS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string" calcext:value-type="string">
            <text:p>experiment + processing identifier ?</text:p>
          </table:table-cell>
          <table:table-cell table:number-columns-repeated="983"/>
        </table:table-row>
        <table:table-row table:style-name="ro5">
          <table:table-cell table:style-name="Default"/>
          <table:table-cell table:style-name="ce29"/>
          <table:table-cell/>
          <table:table-cell table:style-name="ce44"/>
          <table:table-cell table:style-name="ce52"/>
          <table:table-cell table:number-columns-repeated="983"/>
        </table:table-row>
        <table:table-row table:style-name="ro5" table:number-rows-repeated="63">
          <table:table-cell table:number-columns-repeated="4"/>
          <table:table-cell table:style-name="ce52"/>
          <table:table-cell table:number-columns-repeated="983"/>
        </table:table-row>
        <table:table-row table:style-name="ro5" table:number-rows-repeated="1048360">
          <table:table-cell table:number-columns-repeated="988"/>
        </table:table-row>
        <table:table-row table:style-name="ro5">
          <table:table-cell table:number-columns-repeated="988"/>
        </table:table-row>
      </table:table>
      <table:named-expressions/>
      <table:database-ranges>
        <table:database-range table:name="__Anonymous_Sheet_DB__0" table:target-range-address="JsonToNeXusRoutingTable.A1:JsonToNeXusRoutingTable.E151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0:58:30.8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16:06:55.505000000</meta:creation-date>
    <dc:date>2022-01-25T11:18:34.994000000</dc:date>
    <meta:editing-duration>PT17H33M15S</meta:editing-duration>
    <meta:editing-cycles>68</meta:editing-cycles>
    <meta:generator>LibreOffice/7.2.3.2$Windows_X86_64 LibreOffice_project/d166454616c1632304285822f9c83ce2e660fd92</meta:generator>
    <meta:document-statistic meta:table-count="1" meta:cell-count="617" meta:object-count="0"/>
  </office:meta>
</office:document-meta>
</file>